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7000002798EE69EC5.jpg" manifest:media-type="image/jpeg"/>
  <manifest:file-entry manifest:full-path="Pictures/10000000000000690000002DFB1CB3A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9.881cm"/>
    </style:style>
    <style:style style:name="Table3.B" style:family="table-column">
      <style:table-column-properties style:column-width="5.368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2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4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5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16" style:family="paragraph" style:parent-style-name="Footer">
      <style:text-properties style:font-size-complex="10pt"/>
    </style:style>
    <style:style style:name="P17" style:family="paragraph" style:parent-style-name="Standard">
      <style:paragraph-properties fo:margin-left="0cm" fo:margin-right="-0.041cm" fo:text-indent="0cm" style:auto-text-indent="false"/>
      <style:text-properties style:font-name="Arial" style:font-name-complex="Arial"/>
    </style:style>
    <style:style style:name="P18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Arial" style:font-name-complex="Arial" style:font-weight-complex="bold"/>
    </style:style>
    <style:style style:name="P19" style:family="paragraph" style:parent-style-name="Standard">
      <style:paragraph-properties fo:margin-left="0cm" fo:margin-right="-0.041cm" fo:text-indent="0cm" style:auto-text-indent="false"/>
      <style:text-properties style:font-name="Arial" fo:font-weight="bold" style:font-weight-asian="bold" style:font-name-complex="Arial"/>
    </style:style>
    <style:style style:name="P20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1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2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23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24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25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26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15672" officeooo:paragraph-rsid="00115672" style:font-size-asian="11pt" style:font-name-complex="Arial" style:font-size-complex="11pt"/>
    </style:style>
    <style:style style:name="P27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8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9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0" style:family="paragraph" style:parent-style-name="Text_20_body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1" style:family="paragraph" style:parent-style-name="Heading_20_2" style:list-style-name="">
      <style:paragraph-properties fo:margin-left="0cm" fo:margin-right="0cm" fo:margin-top="0cm" fo:margin-bottom="0cm" style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32" style:family="paragraph" style:parent-style-name="Heading_20_2" style:list-style-name="">
      <style:paragraph-properties fo:margin-left="0cm" fo:margin-right="0cm" fo:margin-top="0cm" fo:margin-bottom="0cm" style:contextual-spacing="false" fo:text-indent="0cm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P33" style:family="paragraph" style:parent-style-name="Heading_20_1">
      <style:paragraph-properties fo:margin-left="0.76cm" fo:margin-right="-0.041cm" fo:margin-top="0.212cm" fo:margin-bottom="0.106cm" style:contextual-spacing="false" fo:text-indent="-0.76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4" style:family="paragraph" style:parent-style-name="Heading_20_1">
      <style:paragraph-properties fo:margin-left="0.762cm" fo:margin-right="-0.041cm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5" style:family="paragraph" style:parent-style-name="Heading_20_1">
      <style:paragraph-properties fo:margin-left="0.762cm" fo:margin-right="-0.041cm" fo:margin-top="0.212cm" fo:margin-bottom="0.106cm" style:contextual-spacing="false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6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7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/>
    </style:style>
    <style:style style:name="P38" style:family="paragraph" style:parent-style-name="Standard">
      <style:paragraph-properties fo:margin-left="0.76cm" fo:margin-right="-0.041cm" fo:margin-top="0.212cm" fo:margin-bottom="0.106cm" style:contextual-spacing="false" fo:text-indent="-0.76cm" style:auto-text-indent="false"/>
      <style:text-properties officeooo:paragraph-rsid="0018a0cf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officeooo:rsid="0016d4aa"/>
    </style:style>
    <style:style style:name="T6" style:family="text"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T7" style:family="text">
      <style:text-properties fo:font-size="12pt" fo:language="pt" fo:country="BR" fo:font-weight="normal" officeooo:rsid="0018a0cf" style:font-size-asian="12pt" style:font-weight-asian="normal" style:font-name-complex="Arial" style:font-size-complex="12pt"/>
    </style:style>
    <style:style style:name="T8" style:family="text">
      <style:text-properties fo:font-size="12pt" fo:language="pt" fo:country="BR" fo:font-weight="normal" officeooo:rsid="001944dd" style:font-size-asian="12pt" style:font-weight-asian="normal" style:font-name-complex="Arial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4">TERMO DE ABERTURA</text:span><text:span text:style-name="T3"> DO PROJETO</text:span></text:p>
      <text:p text:style-name="P19"/>
      <text:p text:style-name="P18">Identificação do Projeto</text:p>
      <text:p text:style-name="P1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Projeto</text:p>
            <text:p text:style-name="P30"><office:annotation><dc:date>2016-08-23T15:03:00</dc:date><text:list text:style-name=""><text:list-item><text:p>&lt;!--StartFragment--&gt;</text:p></text:list-item></text:list></office:annotation>HemoSystem</text:p>
          </table:table-cell>
        </table:table-row>
      </table:table>
      <text:p text:style-name="P17"/>
      <text:p text:style-name="P18">Histórico de Registro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Versão</text:p>
          </table:table-cell>
          <table:table-cell table:style-name="Table2.A1" office:value-type="string">
            <text:p text:style-name="P8">Data</text:p>
          </table:table-cell>
          <table:table-cell table:style-name="Table2.A1" office:value-type="string">
            <text:p text:style-name="P8">Autor</text:p>
          </table:table-cell>
          <table:table-cell table:style-name="Table2.D1" office:value-type="string">
            <text:p text:style-name="P8">Descrição</text:p>
          </table:table-cell>
        </table:table-row>
        <table:table-row table:style-name="Table2.1">
          <table:table-cell table:style-name="Table2.A1" office:value-type="string">
            <text:p text:style-name="P10">1.0</text:p>
          </table:table-cell>
          <table:table-cell table:style-name="Table2.A1" office:value-type="string">
            <text:p text:style-name="P12">Data do histórico: dd/mm/aaaa}</text:p>
          </table:table-cell>
          <table:table-cell table:style-name="Table2.A1" office:value-type="string">
            <text:p text:style-name="P12">{Autor da elaboração/modificação}</text:p>
          </table:table-cell>
          <table:table-cell table:style-name="Table2.D1" office:value-type="string">
            <text:p text:style-name="P9">Elaboração do documento</text:p>
          </table:table-cell>
        </table:table-row>
        <table:table-row table:style-name="Table2.1">
          <table:table-cell table:style-name="Table2.A1" office:value-type="string">
            <text:p text:style-name="P13">{1.1}</text:p>
          </table:table-cell>
          <table:table-cell table:style-name="Table2.A1" office:value-type="string">
            <text:p text:style-name="P12">Data do histórico: dd/mm/aaaa}</text:p>
          </table:table-cell>
          <table:table-cell table:style-name="Table2.A1" office:value-type="string">
            <text:p text:style-name="P12">{Autor da elaboração/modificação}</text:p>
          </table:table-cell>
          <table:table-cell table:style-name="Table2.D1" office:value-type="string">
            <text:p text:style-name="P12">{Motivo da modificação}</text:p>
          </table:table-cell>
        </table:table-row>
      </table:table>
      <text:p text:style-name="P22"/>
      <text:h text:style-name="P33" text:outline-level="1">Justificativa</text:h>
      <text:p text:style-name="P38"><text:span text:style-name="T6"><text:tab/></text:span><text:span text:style-name="T7">Auxiliar as tarefas de triagem, coleta e estoque de sangue da unidade </text:span><text:span text:style-name="T8">de Doação de Sangue</text:span><text:span text:style-name="T7">.</text:span></text:p>
      <text:p text:style-name="P12"/>
      <text:h text:style-name="P34" text:outline-level="1">Objetivo do Projeto</text:h>
      <text:p text:style-name="P12"><text:tab/><text:span text:style-name="T5">Criar um sistema para auxiliar os colaboradores de um centro de doação de sangue durante todo o processo de doação dos pacientes.</text:span></text:p>
      <text:p text:style-name="P27"/>
      <text:h text:style-name="P35" text:outline-level="1">Alinhamento Estratégico</text:h>
      <text:p text:style-name="P29">{Relacionar com quais objetivos do Planejamento Estratégico vigente o projeto está contribuindo. Podem ser citados objetivos estratégicos corporativos ou setoriais desde que identificados.}</text:p>
      <text:p text:style-name="P27"/>
      <text:h text:style-name="P33" text:outline-level="1">Responsabilidades e Partes Interessadas</text:h>
      <text:p text:style-name="P29">{Descrever quais as unidades administrativas estão envolvidas na execução do projeto com um breve relato das responsabilidades de cada uma. Todas as áreas informadas receberão cópia deste documento.}</text:p>
      <text:p text:style-name="P28"/>
      <text:h text:style-name="P33" text:outline-level="1">Escopo</text:h>
      <text:p text:style-name="P29">{Descrever os resultados esperados e produzidos no projeto como, por exemplo, os produtos e serviços a serem entregues, a documentação elaborada.}</text:p>
      <text:p text:style-name="P28"/>
      <text:h text:style-name="P33" text:outline-level="1">Restrições</text:h>
      <text:p text:style-name="P29">{Restrições são condições ou situações que limitam seu planejamento e desenvolvimento e não podem ser eliminadas ou alteradas no decorrer do projeto. Devem ser descritas em tópicos e acompanhadas de metas valoradas. Ex.: Orçamento predefinido ou datas impostas.}</text:p>
      <text:p text:style-name="P28"/>
      <text:h text:style-name="P33" text:outline-level="1"><text:soft-page-break/>Riscos Iniciais</text:h>
      <text:p text:style-name="P29">{Relacionar em tópicos os riscos iniciais identificados no projeto.}</text:p>
      <text:p text:style-name="P27"/>
      <text:h text:style-name="P33" text:outline-level="1">Tempo Estimado</text:h>
      <text:p text:style-name="P29">{Estimar o tempo necessário para a conclusão do projeto.}</text:p>
      <text:p text:style-name="P27"/>
      <text:h text:style-name="P33" text:outline-level="1">Custo Estimado</text:h>
      <text:p text:style-name="P29">{Estimar o custo necessário para a execução do projeto.}</text:p>
      <text:p text:style-name="P29"/>
      <text:p text:style-name="P26">10. Ferramentas utilizadas</text:p>
      <text:p text:style-name="P25"/>
      <text:h text:style-name="P33" text:outline-level="1">Gerente do Projeto</text:h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1" text:outline-level="2">Nome</text:h>
          </table:table-cell>
          <table:table-cell table:style-name="Table3.B1" office:value-type="string">
            <text:h text:style-name="P32" text:outline-level="2">Email</text:h>
          </table:table-cell>
        </table:table-row>
      </table:table>
      <text:p text:style-name="P23"/>
      <text:h text:style-name="P33" text:outline-level="1">Aprovação do Termo de Abertura</text:h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0">Unidade Demandante</text:p>
          </table:table-cell>
          <table:table-cell table:style-name="Table4.B1" office:value-type="string">
            <text:p text:style-name="P11">Data</text:p>
          </table:table-cell>
          <table:table-cell table:style-name="Table4.C1" office:value-type="string">
            <text:p text:style-name="P21">Assinatura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style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style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5.383cm" fo:margin-left="-0.191cm" table:align="left" style:writing-mode="lr-tb"/>
    </style:style>
    <style:style style:name="Table7.A" style:family="table-column">
      <style:table-column-properties style:column-width="2.886cm"/>
    </style:style>
    <style:style style:name="Table7.B" style:family="table-column">
      <style:table-column-properties style:column-width="12.4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Table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draw:frame draw:style-name="Mfr1" draw:name="Imagem 1" text:anchor-type="as-char" svg:width="3.808cm" svg:height="1.633cm" draw:z-index="1"><draw:image xlink:href="Pictures/10000000000000690000002DFB1CB3A4.png" xlink:type="simple" xlink:show="embed" xlink:actuate="onLoad"/></draw:frame></text:p>
            </table:table-cell>
            <table:table-cell table:style-name="Table7.B1" office:value-type="string">
              <text:p text:style-name="MP2"><draw:frame draw:style-name="Mfr1" draw:name="Image1" text:anchor-type="as-char" svg:width="3.545cm" svg:height="2.963cm" draw:z-index="3"><draw:image xlink:href="Pictures/10000000000002F7000002798EE69EC5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31T20:07:48.936485806</dc:date>
    <meta:print-date>2010-10-06T12:21:00</meta:print-date>
    <meta:editing-cycles>85</meta:editing-cycles>
    <meta:editing-duration>PT3H45M39S</meta:editing-duration>
    <meta:generator>LibreOffice/4.2.8.2$Linux_X86_64 LibreOffice_project/420m0$Build-2</meta:generator>
    <meta:document-statistic meta:table-count="6" meta:image-count="2" meta:object-count="0" meta:page-count="2" meta:paragraph-count="48" meta:word-count="273" meta:character-count="1843" meta:non-whitespace-character-count="1624"/>
  </office:meta>
</office:document-meta>
</file>